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537in" svg:height="4.9776in" svg:x="5.1913in" svg:y="0.178in">
            <draw:object draw:notify-on-update-of-ranges="Sheet1.A3:Sheet1.A8 Sheet1.B2:Sheet1.B2 Sheet1.B3:Sheet1.B8 Sheet1.C2:Sheet1.C2 Sheet1.C3:Sheet1.C8 Sheet1.D2:Sheet1.D2 Sheet1.D3:Sheet1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Lab 6: Experiment 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ize </text:p>
          </table:table-cell>
          <table:table-cell table:style-name="Default" office:value-type="string" calcext:value-type="string">
            <text:p>First </text:p>
          </table:table-cell>
          <table:table-cell table:style-name="Default" office:value-type="string" calcext:value-type="string">
            <text:p>Middle </text:p>
          </table:table-cell>
          <table:table-cell table:style-name="Default" office:value-type="string" calcext:value-type="string">
            <text:p>La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43" calcext:value-type="float">
            <text:p>0.000000043</text:p>
          </table:table-cell>
          <table:table-cell table:number-columns-repeated="2" office:value-type="float" office:value="0.000000019" calcext:value-type="float">
            <text:p>0.0000000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17" calcext:value-type="float">
            <text:p>0.000000017</text:p>
          </table:table-cell>
          <table:table-cell office:value-type="float" office:value="0.000000018" calcext:value-type="float">
            <text:p>0.000000018</text:p>
          </table:table-cell>
          <table:table-cell office:value-type="float" office:value="0.000000019" calcext:value-type="float">
            <text:p>0.0000000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.000000018" calcext:value-type="float">
            <text:p>0.000000018</text:p>
          </table:table-cell>
          <table:table-cell office:value-type="float" office:value="0.000000019" calcext:value-type="float">
            <text:p>0.0000000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 office:value-type="float" office:value="0.000000021" calcext:value-type="float">
            <text:p>0.0000000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00021" calcext:value-type="float">
            <text:p>0.000000021</text:p>
          </table:table-cell>
          <table:table-cell table:number-columns-repeated="2" office:value-type="float" office:value="0.000000019" calcext:value-type="float">
            <text:p>0.00000001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000019" calcext:value-type="float">
            <text:p>0.000000019</text:p>
          </table:table-cell>
          <table:table-cell office:value-type="float" office:value="0.000000018" calcext:value-type="float">
            <text:p>0.000000018</text:p>
          </table:table-cell>
          <table:table-cell office:value-type="float" office:value="0.000000019" calcext:value-type="float">
            <text:p>0.000000019</text:p>
          </table:table-cell>
        </table:table-row>
      </table:table>
      <table:table table:name="Sheet2" table:style-name="ta1">
        <table:shapes>
          <draw:frame draw:z-index="0" draw:style-name="gr1" draw:text-style-name="P1" svg:width="7.6815in" svg:height="5.6362in" svg:x="4.713in" svg:y="0.5543in">
            <draw:object draw:notify-on-update-of-ranges="Sheet2.A2:Sheet2.A8 Sheet2.B2:Sheet2.B8 Sheet2.C2:Sheet2.C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ab 6: Experiment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1819" calcext:value-type="float">
            <text:p>0.000001819</text:p>
          </table:table-cell>
          <table:table-cell table:style-name="ce1" office:value-type="float" office:value="0.000000061" calcext:value-type="float">
            <text:p>0.0000000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0375" calcext:value-type="float">
            <text:p>0.000000375</text:p>
          </table:table-cell>
          <table:table-cell table:style-name="ce1" office:value-type="float" office:value="0.000000066" calcext:value-type="float">
            <text:p>0.0000000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1097" calcext:value-type="float">
            <text:p>0.000001097</text:p>
          </table:table-cell>
          <table:table-cell table:style-name="ce1" office:value-type="float" office:value="0.000000077" calcext:value-type="float">
            <text:p>0.0000000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004323" calcext:value-type="float">
            <text:p>0.000004323</text:p>
          </table:table-cell>
          <table:table-cell table:style-name="ce1" office:value-type="float" office:value="0.000000076" calcext:value-type="float">
            <text:p>0.0000000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office:value-type="float" office:value="0.000056118" calcext:value-type="float">
            <text:p>0.000056118</text:p>
          </table:table-cell>
          <table:table-cell table:style-name="ce1" office:value-type="float" office:value="0.000000079" calcext:value-type="float">
            <text:p>0.00000007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00514995" calcext:value-type="float">
            <text:p>0.000514995</text:p>
          </table:table-cell>
          <table:table-cell table:style-name="ce1" office:value-type="float" office:value="0.000000075" calcext:value-type="float">
            <text:p>0.000000075</text:p>
          </table:table-cell>
        </table:table-row>
        <table:table-row table:style-name="ro1" table:number-rows-repeated="29">
          <table:table-cell table:number-columns-repeated="3"/>
        </table:table-row>
        <table:table-row table:style-name="ro1">
          <table:table-cell office:value-type="string" calcext:value-type="string">
            <text:p>1. The time required to append an item to a vector as the vector grows larger grows linearly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timing behavior produced by timeAppendToVectorOfSize(n) is not consistent with that of timeRepeatedAppendUntilVectorIsSize(n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the vector Size grows linearly and therefore cannot be taken an average of. This would be O(N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. The time required to append an item to a list as the list grows larger is constant as the list grows constantl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timing behavior produced by timeAppendToVectorOfSize(n) is consistent with that of timeRepeatedAppendUntilVectorIsSize(n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the list Size grows constantly and therefore can be taken an average of. This would be O(0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. The time required to append an item to a list would be constant but to a vector would be linear as each gets large.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7.6819in" svg:height="4.3398in" svg:x="5.2008in" svg:y="0.1358in">
            <draw:object draw:notify-on-update-of-ranges="Sheet3.A2:Sheet3.A8 Sheet3.B2:Sheet3.B8 Sheet3.D2:Sheet3.D2 Sheet3.D3:Sheet3.D8 Sheet3.C2:Sheet3.C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b 6: Experimen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 (push_fron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142" calcext:value-type="float">
            <text:p>0.00000142</text:p>
          </table:table-cell>
          <table:table-cell table:style-name="ce1" office:value-type="float" office:value="0.000000083" calcext:value-type="float">
            <text:p>0.000000083</text:p>
          </table:table-cell>
          <table:table-cell table:style-name="ce1" office:value-type="float" office:value="0.000000073" calcext:value-type="float">
            <text:p>0.0000000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0457" calcext:value-type="float">
            <text:p>0.000000457</text:p>
          </table:table-cell>
          <table:table-cell table:style-name="ce1" office:value-type="float" office:value="0.000000083" calcext:value-type="float">
            <text:p>0.000000083</text:p>
          </table:table-cell>
          <table:table-cell table:style-name="ce1" office:value-type="float" office:value="0.000000066" calcext:value-type="float">
            <text:p>0.0000000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1194" calcext:value-type="float">
            <text:p>0.000001194</text:p>
          </table:table-cell>
          <table:table-cell table:style-name="ce1" office:value-type="float" office:value="0.000000067" calcext:value-type="float">
            <text:p>0.000000067</text:p>
          </table:table-cell>
          <table:table-cell table:style-name="ce1" office:value-type="float" office:value="0.000000095" calcext:value-type="float">
            <text:p>0.0000000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005173" calcext:value-type="float">
            <text:p>0.000005173</text:p>
          </table:table-cell>
          <table:table-cell table:style-name="ce1" office:value-type="float" office:value="0.000000071" calcext:value-type="float">
            <text:p>0.000000071</text:p>
          </table:table-cell>
          <table:table-cell table:style-name="ce1" office:value-type="float" office:value="0.00000008" calcext:value-type="float">
            <text:p>0.000000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office:value-type="float" office:value="0.000072298" calcext:value-type="float">
            <text:p>0.000072298</text:p>
          </table:table-cell>
          <table:table-cell table:style-name="ce1" office:value-type="float" office:value="0.000000092" calcext:value-type="float">
            <text:p>0.000000092</text:p>
          </table:table-cell>
          <table:table-cell table:style-name="ce1" office:value-type="float" office:value="0.00000008" calcext:value-type="float">
            <text:p>0.000000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0058929" calcext:value-type="float">
            <text:p>0.00058929</text:p>
          </table:table-cell>
          <table:table-cell table:style-name="ce1" office:value-type="float" office:value="0.000000339" calcext:value-type="float">
            <text:p>0.000000339</text:p>
          </table:table-cell>
          <table:table-cell table:style-name="ce1" office:value-type="float" office:value="0.000000294" calcext:value-type="float">
            <text:p>0.000000294</text:p>
          </table:table-cell>
        </table:table-row>
        <table:table-row table:style-name="ro1" table:number-rows-repeated="21">
          <table:table-cell table:number-columns-repeated="4"/>
        </table:table-row>
        <table:table-row table:style-name="ro1">
          <table:table-cell office:value-type="string" calcext:value-type="string">
            <text:p>1. The time required to prepend an item to a vector as the vector grows larger grows quadratically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ing behavior produced by timePrependToVectorOfSize(n) is not consistent with that of timeRepeatedPrependUntilVectorIsSize(n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ause the vector Size grows exponentially and therefore cannot be taken an average of. This would be O(N^2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. The time required to prepend an item to a list as the list grows larger is constant as the list grows constantl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ing behavior produced by timePrependToVectorOfSize(n) is consistent with that of timePrependAppendUntilVectorIsSize(n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ause the list Size grows constantly and therefore can be taken an average of. This would be O(0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. The time required to prepend an item to a list would be constant but to a vector would be quadratic as each gets large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. Prepend using push_front() is slightly faster than the time to prepend using insert(). The Big Oh notation is the same for these two different ways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1:50:58.480859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rjo Maitra</meta:initial-creator>
    <meta:creation-date>2016-03-28T11:29:12.018498404</meta:creation-date>
    <dc:date>2016-03-28T14:28:15.296181324</dc:date>
    <dc:creator>Shurjo Maitra</dc:creator>
    <meta:editing-duration>PT2H53M39S</meta:editing-duration>
    <meta:editing-cycles>13</meta:editing-cycles>
    <meta:generator>LibreOffice/4.2.8.2$Linux_X86_64 LibreOffice_project/420m0$Build-2</meta:generator>
    <meta:document-statistic meta:table-count="3" meta:cell-count="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25cm" svg:height="12.644cm" xlink:href=".." xlink:type="simple" chart:class="chart:line" chart:style-name="ch1">
        <chart:title svg:x="10.044cm" svg:y="0.388cm" chart:style-name="ch2">
          <text:p>Lab 6: Experiment 0</text:p>
        </chart:title>
        <chart:legend chart:legend-position="end" svg:x="21.77cm" svg:y="5.525cm" style:legend-expansion="high" chart:style-name="ch3"/>
        <chart:plot-area chart:style-name="ch4" table:cell-range-address="Sheet1.A2:Sheet1.D8" chart:data-source-has-labels="both" svg:x="1.495cm" svg:y="1.419cm" svg:width="19.791cm" svg:height="9.992cm">
          <chartooo:coordinate-region svg:x="3.704cm" svg:y="1.618cm" svg:width="16.932cm" svg:height="9.146cm"/>
          <chart:axis chart:dimension="x" chart:name="primary-x" chart:style-name="ch5" chartooo:axis-type="auto">
            <chartooo:date-scale/>
            <chart:title svg:x="10.526cm" svg:y="11.663cm" chart:style-name="ch6">
              <text:p>Vector Size</text:p>
            </chart:title>
            <chart:categories table:cell-range-address="Sheet1.A3:Sheet1.A8"/>
          </chart:axis>
          <chart:axis chart:dimension="y" chart:name="primary-y" chart:style-name="ch5">
            <chart:title svg:x="0.451cm" svg:y="8.139cm" chart:style-name="ch7">
              <text:p>Item access time (secs)</text:p>
            </chart:title>
          </chart:axis>
          <chart:series chart:style-name="ch8" chart:values-cell-range-address="Sheet1.B3:Sheet1.B8" chart:label-cell-address="Sheet1.B2:Sheet1.B2" chart:class="chart:line">
            <chart:data-point chart:repeated="6"/>
          </chart:series>
          <chart:series chart:style-name="ch9" chart:values-cell-range-address="Sheet1.C3:Sheet1.C8" chart:label-cell-address="Sheet1.C2:Sheet1.C2" chart:class="chart:line">
            <chart:data-point chart:repeated="6"/>
          </chart:series>
          <chart:series chart:style-name="ch10" chart:values-cell-range-address="Sheet1.D3:Sheet1.D8" chart:label-cell-address="Sheet1.D2:Sheet1.D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</text:p>
                <draw:g>
                  <svg:desc>Sheet1.B2:Sheet1.B2</svg:desc>
                </draw:g>
              </table:table-cell>
              <table:table-cell office:value-type="string">
                <text:p>Middle </text:p>
                <draw:g>
                  <svg:desc>Sheet1.C2:Sheet1.C2</svg:desc>
                </draw:g>
              </table:table-cell>
              <table:table-cell office:value-type="string">
                <text:p>La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8</svg:desc>
                </draw:g>
              </table:table-cell>
              <table:table-cell office:value-type="float" office:value="0.000000043">
                <text:p>0.000000043</text:p>
                <draw:g>
                  <svg:desc>Sheet1.B3:Sheet1.B8</svg:desc>
                </draw:g>
              </table:table-cell>
              <table:table-cell office:value-type="float" office:value="0.000000019">
                <text:p>0.000000019</text:p>
                <draw:g>
                  <svg:desc>Sheet1.C3:Sheet1.C8</svg:desc>
                </draw:g>
              </table:table-cell>
              <table:table-cell office:value-type="float" office:value="0.000000019">
                <text:p>0.000000019</text:p>
                <draw:g>
                  <svg:desc>Sheet1.D3:Sheet1.D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17">
                <text:p>0.000000017</text:p>
              </table:table-cell>
              <table:table-cell office:value-type="float" office:value="0.000000018">
                <text:p>0.000000018</text:p>
              </table:table-cell>
              <table:table-cell office:value-type="float" office:value="0.000000019">
                <text:p>0.0000000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18">
                <text:p>0.000000018</text:p>
              </table:table-cell>
              <table:table-cell office:value-type="float" office:value="0.000000018">
                <text:p>0.000000018</text:p>
              </table:table-cell>
              <table:table-cell office:value-type="float" office:value="0.000000019">
                <text:p>0.0000000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21">
                <text:p>0.000000021</text:p>
              </table:table-cell>
              <table:table-cell office:value-type="float" office:value="0.000000021">
                <text:p>0.000000021</text:p>
              </table:table-cell>
              <table:table-cell office:value-type="float" office:value="0.000000021">
                <text:p>0.00000002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21">
                <text:p>0.000000021</text:p>
              </table:table-cell>
              <table:table-cell office:value-type="float" office:value="0.000000019">
                <text:p>0.000000019</text:p>
              </table:table-cell>
              <table:table-cell office:value-type="float" office:value="0.000000019">
                <text:p>0.0000000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19">
                <text:p>0.000000019</text:p>
              </table:table-cell>
              <table:table-cell office:value-type="float" office:value="0.000000018">
                <text:p>0.000000018</text:p>
              </table:table-cell>
              <table:table-cell office:value-type="float" office:value="0.000000019">
                <text:p>0.000000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12cm" svg:height="14.317cm" xlink:href=".." xlink:type="simple" chart:class="chart:scatter" chart:style-name="ch1">
        <chart:title svg:x="6.868cm" svg:y="0.422cm" chart:style-name="ch2">
          <text:p>Lab 6: Experiment 1 Results</text:p>
        </chart:title>
        <chart:legend chart:legend-position="end" svg:x="17.215cm" svg:y="6.61cm" style:legend-expansion="high" chart:style-name="ch3"/>
        <chart:plot-area chart:style-name="ch4" table:cell-range-address="Sheet2.A2:Sheet2.C8" chart:data-source-has-labels="both" svg:x="1.401cm" svg:y="1.487cm" svg:width="15.424cm" svg:height="11.563cm">
          <chartooo:coordinate-region svg:x="2.684cm" svg:y="1.686cm" svg:width="13.492cm" svg:height="10.717cm"/>
          <chart:axis chart:dimension="x" chart:name="primary-x" chart:style-name="ch5" chartooo:axis-type="auto">
            <chart:title svg:x="7.958cm" svg:y="13.336cm" chart:style-name="ch6">
              <text:p>Vector/List Size</text:p>
            </chart:title>
            <chart:categories table:cell-range-address="Sheet2.A2:Sheet2.A8"/>
          </chart:axis>
          <chart:axis chart:dimension="y" chart:name="primary-y" chart:style-name="ch5">
            <chart:title svg:x="0.451cm" svg:y="8.952cm" chart:style-name="ch7">
              <text:p>Item access time(secs)</text:p>
            </chart:title>
            <chart:grid chart:style-name="ch8" chart:class="major"/>
          </chart:axis>
          <chart:series chart:style-name="ch9" chart:values-cell-range-address="Sheet2.B2:Sheet2.B8" chart:label-cell-address="vector" chart:class="chart:scatter">
            <chart:domain table:cell-range-address="Sheet2.A2:Sheet2.A8"/>
            <chart:data-point chart:repeated="7"/>
          </chart:series>
          <chart:series chart:style-name="ch10" chart:values-cell-range-address="Sheet2.C2:Sheet2.C8" chart:label-cell-address="list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</text:p>
              </table:table-cell>
              <table:table-cell office:value-type="string">
                <text:p>list</text:p>
              </table:table-cell>
            </table:table-row>
          </table:table-header-rows>
          <table:table-rows>
            <table:table-row>
              <table:table-cell office:value-type="string">
                <text:p>Size </text:p>
                <draw:g>
                  <svg:desc>Sheet2.A2:Sheet2.A8</svg:desc>
                </draw:g>
              </table:table-cell>
              <table:table-cell office:value-type="float" office:value="NaN">
                <text:p>NaN</text:p>
                <draw:g>
                  <svg:desc>Sheet2.B2:Sheet2.B8</svg:desc>
                </draw:g>
              </table:table-cell>
              <table:table-cell office:value-type="float" office:value="NaN">
                <text:p>NaN</text:p>
                <draw:g>
                  <svg:desc>Sheet2.C2:Sheet2.C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1819">
                <text:p>0.000001819</text:p>
              </table:table-cell>
              <table:table-cell office:value-type="float" office:value="0.000000061">
                <text:p>0.0000000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375">
                <text:p>0.000000375</text:p>
              </table:table-cell>
              <table:table-cell office:value-type="float" office:value="0.000000066">
                <text:p>0.0000000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1097">
                <text:p>0.000001097</text:p>
              </table:table-cell>
              <table:table-cell office:value-type="float" office:value="0.000000077">
                <text:p>0.00000007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4323">
                <text:p>0.000004323</text:p>
              </table:table-cell>
              <table:table-cell office:value-type="float" office:value="0.000000076">
                <text:p>0.0000000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56118">
                <text:p>0.000056118</text:p>
              </table:table-cell>
              <table:table-cell office:value-type="float" office:value="0.000000079">
                <text:p>0.00000007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514995">
                <text:p>0.000514995</text:p>
              </table:table-cell>
              <table:table-cell office:value-type="float" office:value="0.000000075">
                <text:p>0.000000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13cm" svg:height="11.024cm" xlink:href=".." xlink:type="simple" chart:class="chart:line" chart:style-name="ch1">
        <chart:title svg:x="7.688cm" svg:y="0.356cm" chart:style-name="ch2">
          <text:p>Lab 6: Experiment 2</text:p>
        </chart:title>
        <chart:legend chart:legend-position="end" svg:x="15.682cm" svg:y="4.715cm" style:legend-expansion="high" chart:style-name="ch3"/>
        <chart:plot-area chart:style-name="ch4" table:cell-range-address="Sheet3.A2:Sheet3.D8" chart:data-source-has-labels="both" svg:x="1.401cm" svg:y="1.355cm" svg:width="13.891cm" svg:height="8.468cm">
          <chartooo:coordinate-region svg:x="2.684cm" svg:y="1.554cm" svg:width="11.958cm" svg:height="7.622cm"/>
          <chart:axis chart:dimension="x" chart:name="primary-x" chart:style-name="ch5" chartooo:axis-type="auto">
            <chartooo:date-scale/>
            <chart:title svg:x="7.191cm" svg:y="10.043cm" chart:style-name="ch6">
              <text:p>Vector/List Size</text:p>
            </chart:title>
            <chart:categories table:cell-range-address="Sheet3.A2:Sheet3.A8"/>
          </chart:axis>
          <chart:axis chart:dimension="y" chart:name="primary-y" chart:style-name="ch5">
            <chart:title svg:x="0.451cm" svg:y="7.313cm" chart:style-name="ch7">
              <text:p>Item access time (secs)</text:p>
            </chart:title>
            <chart:grid chart:style-name="ch8" chart:class="major"/>
          </chart:axis>
          <chart:series chart:style-name="ch9" chart:values-cell-range-address="Sheet3.B2:Sheet3.B8" chart:label-cell-address="vector" chart:class="chart:line">
            <chart:data-point chart:repeated="7"/>
          </chart:series>
          <chart:series chart:style-name="ch10" chart:values-cell-range-address="Sheet3.D3:Sheet3.D8" chart:label-cell-address="Sheet3.D2:Sheet3.D2" chart:class="chart:line">
            <chart:data-point chart:repeated="6"/>
          </chart:series>
          <chart:series chart:style-name="ch11" chart:values-cell-range-address="Sheet3.C2:Sheet3.C8" chart:label-cell-address="list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</text:p>
              </table:table-cell>
              <table:table-cell office:value-type="string">
                <text:p>List (push_front)</text:p>
                <draw:g>
                  <svg:desc>Sheet3.D2:Sheet3.D2</svg:desc>
                </draw:g>
              </table:table-cell>
              <table:table-cell office:value-type="string">
                <text:p>list</text:p>
              </table:table-cell>
            </table:table-row>
          </table:table-header-rows>
          <table:table-rows>
            <table:table-row>
              <table:table-cell office:value-type="string">
                <text:p>Size </text:p>
                <draw:g>
                  <svg:desc>Sheet3.A2:Sheet3.A8</svg:desc>
                </draw:g>
              </table:table-cell>
              <table:table-cell office:value-type="float" office:value="NaN">
                <text:p>NaN</text:p>
                <draw:g>
                  <svg:desc>Sheet3.B2:Sheet3.B8</svg:desc>
                </draw:g>
              </table:table-cell>
              <table:table-cell office:value-type="float" office:value="0.000000073">
                <text:p>0.000000073</text:p>
                <draw:g>
                  <svg:desc>Sheet3.D3:Sheet3.D8</svg:desc>
                </draw:g>
              </table:table-cell>
              <table:table-cell office:value-type="float" office:value="NaN">
                <text:p>NaN</text:p>
                <draw:g>
                  <svg:desc>Sheet3.C2:Sheet3.C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142">
                <text:p>0.00000142</text:p>
              </table:table-cell>
              <table:table-cell office:value-type="float" office:value="0.000000066">
                <text:p>0.000000066</text:p>
              </table:table-cell>
              <table:table-cell office:value-type="float" office:value="0.000000083">
                <text:p>0.0000000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457">
                <text:p>0.000000457</text:p>
              </table:table-cell>
              <table:table-cell office:value-type="float" office:value="0.000000095">
                <text:p>0.000000095</text:p>
              </table:table-cell>
              <table:table-cell office:value-type="float" office:value="0.000000083">
                <text:p>0.0000000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1194">
                <text:p>0.000001194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00000067">
                <text:p>0.0000000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5173">
                <text:p>0.000005173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00000071">
                <text:p>0.0000000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72298">
                <text:p>0.000072298</text:p>
              </table:table-cell>
              <table:table-cell office:value-type="float" office:value="0.000000294">
                <text:p>0.000000294</text:p>
              </table:table-cell>
              <table:table-cell office:value-type="float" office:value="0.000000092">
                <text:p>0.00000009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58929">
                <text:p>0.00058929</text:p>
              </table:table-cell>
              <table:table-cell office:value-type="float" office:value="NaN">
                <text:p>NaN</text:p>
              </table:table-cell>
              <table:table-cell office:value-type="float" office:value="0.000000339">
                <text:p>0.000000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